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zar1" svg:font-family="Ecz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P1" style:family="paragraph" style:parent-style-name="Standard">
      <style:text-properties officeooo:rsid="000effeb" officeooo:paragraph-rsid="000effeb"/>
    </style:style>
    <style:style style:name="P2" style:family="paragraph" style:parent-style-name="Standard">
      <style:text-properties officeooo:rsid="0010deeb" officeooo:paragraph-rsid="0010deeb"/>
    </style:style>
    <style:style style:name="P3" style:family="paragraph" style:parent-style-name="Standard">
      <style:text-properties officeooo:rsid="001213dd" officeooo:paragraph-rsid="001213dd"/>
    </style:style>
    <style:style style:name="P4" style:family="paragraph" style:parent-style-name="Standard">
      <style:text-properties officeooo:rsid="00138bac" officeooo:paragraph-rsid="00138bac"/>
    </style:style>
    <style:style style:name="T1" style:family="text">
      <style:text-properties officeooo:rsid="0010deeb"/>
    </style:style>
    <style:style style:name="T2" style:family="text">
      <style:text-properties officeooo:rsid="0011c769"/>
    </style:style>
    <style:style style:name="T3" style:family="text">
      <style:text-properties officeooo:rsid="00153b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бщее: </text:p>
      <text:p text:style-name="P1"><text:tab/></text:p>
      <text:p text:style-name="P1">1. <text:s/>Три прицнипа ООП</text:p>
      <text:p text:style-name="P1">2. Делегаты</text:p>
      <text:p text:style-name="P1">3. Позднее связывание</text:p>
      <text:p text:style-name="P1">4. Приведение типов</text:p>
      <text:p text:style-name="P1">5. <text:span text:style-name="T1">Композиция</text:span></text:p>
      <text:p text:style-name="P2">6. Агрегация</text:p>
      <text:p text:style-name="P2"/>
      <text:p text:style-name="P2">Ксюша:</text:p>
      <text:p text:style-name="P2"/>
      <text:p text:style-name="P2">7. Windows Forms</text:p>
      <text:p text:style-name="P2"/>
      <text:p text:style-name="P2">Дима:</text:p>
      <text:p text:style-name="P2"/>
      <text:p text:style-name="P2">7. Netsonsoft.Json</text:p>
      <text:p text:style-name="P2">8. HttpListener Class</text:p>
      <text:p text:style-name="P2">9. <text:span text:style-name="T2">Клиент-серверная архитектура</text:span></text:p>
      <text:p text:style-name="P3">10. NuGet</text:p>
      <text:p text:style-name="P4">11. TlSharp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zar1" svg:font-family="Ecz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22:50:21.108517991</meta:creation-date>
    <dc:date>2018-05-15T09:48:30.965406553</dc:date>
    <meta:editing-duration>PT8H16S</meta:editing-duration>
    <meta:editing-cycles>1</meta:editing-cycles>
    <meta:document-statistic meta:table-count="0" meta:image-count="0" meta:object-count="0" meta:page-count="1" meta:paragraph-count="16" meta:word-count="34" meta:character-count="222" meta:non-whitespace-character-count="199"/>
    <meta:generator>LibreOffice/6.0.1.1$Linux_X86_64 LibreOffice_project/00m0$Build-1</meta:generator>
  </office:meta>
</office:document-meta>
</file>